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7.496cm" fo:min-width="27.149cm" loext:decorative="false"/>
    </style:style>
    <style:style style:name="gr2" style:family="graphic" style:parent-style-name="standard">
      <style:graphic-properties draw:fill="solid" draw:fill-color="#92e285" draw:opacity="50%" draw:textarea-horizontal-align="justify" draw:textarea-vertical-align="middle" draw:auto-grow-height="false" fo:min-height="9.592cm" fo:min-width="4.897cm" draw:shadow-opacity="50%" loext:decorative="false"/>
    </style:style>
    <style:style style:name="gr3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9.592cm" fo:min-width="4.897cm" draw:shadow-opacity="50%" loext:decorative="false"/>
    </style:style>
    <style:style style:name="gr4" style:family="graphic" style:parent-style-name="standard">
      <style:graphic-properties draw:fill="solid" draw:fill-color="#b4c7dc" draw:opacity="50%" draw:textarea-horizontal-align="justify" draw:textarea-vertical-align="middle" draw:auto-grow-height="false" fo:min-height="15.942cm" fo:min-width="4.897cm" draw:shadow-opacity="50%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3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4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9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6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8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0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05cm" loext:decorative="false"/>
      <style:paragraph-properties style:writing-mode="lr-tb"/>
    </style:style>
    <style:style style:name="gr18" style:family="graphic" style:parent-style-name="standard">
      <style:graphic-properties draw:fill="solid" draw:fill-color="#43c330" draw:textarea-vertical-align="middle" draw:auto-grow-height="false" fo:min-height="0cm" fo:min-width="0.612cm" loext:decorative="false"/>
    </style:style>
    <style:style style:name="gr19" style:family="graphic" style:parent-style-name="standard">
      <style:graphic-properties draw:fill="solid" draw:fill-color="#00a0fc" draw:textarea-vertical-align="middle" draw:auto-grow-height="false" fo:min-height="0cm" fo:min-width="0.612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42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37cm" fo:min-width="1.422cm" loext:decorative="false"/>
      <style:paragraph-properties style:writing-mode="lr-tb"/>
    </style:style>
    <style:style style:name="gr22" style:family="graphic" style:parent-style-name="objectwithoutfill">
      <style:graphic-properties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2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187cm" fo:min-width="3.624cm" loext:decorative="false"/>
      <style:paragraph-properties style:writing-mode="lr-tb"/>
    </style:style>
    <style:style style:name="gr27" style:family="graphic" style:parent-style-name="standard">
      <style:graphic-properties draw:fill="solid" draw:fill-color="#92e285" draw:opacity="50%" draw:textarea-horizontal-align="justify" draw:textarea-vertical-align="middle" draw:auto-grow-height="false" fo:min-height="15.942cm" fo:min-width="4.897cm" draw:shadow-opacity="50%" loext:decorative="false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37cm" fo:min-width="2.969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37cm" fo:min-width="2.875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4.347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19cm" fo:min-width="4.366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92e285" draw:opacity="50%"/>
      <style:paragraph-properties fo:text-align="center"/>
    </style:style>
    <style:style style:name="P3" style:family="paragraph">
      <loext:graphic-properties draw:fill="solid" draw:fill-color="#b4c7dc" draw:opacity="50%"/>
      <style:paragraph-properties fo:text-align="center"/>
    </style:style>
    <style:style style:name="P4" style:family="paragraph">
      <loext:graphic-properties draw:fill="none" draw:fill-color="#ffffff"/>
      <style:text-properties fo:color="#000000" loext:opacity="100%" fo:font-size="9pt"/>
    </style:style>
    <style:style style:name="P5" style:family="paragraph">
      <loext:graphic-properties draw:fill="none" draw:fill-color="#ffffff"/>
      <style:text-properties fo:color="#ff0000" loext:opacity="100%" fo:font-size="9pt" fo:font-weight="bold"/>
    </style:style>
    <style:style style:name="P6" style:family="paragraph">
      <loext:graphic-properties draw:fill="solid" draw:fill-color="#43c330"/>
      <style:paragraph-properties fo:text-align="center"/>
    </style:style>
    <style:style style:name="P7" style:family="paragraph">
      <loext:graphic-properties draw:fill="solid" draw:fill-color="#00a0fc"/>
      <style:paragraph-properties fo:text-align="center"/>
      <style:text-properties fo:color="#000000" loext:opacity="100%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fo:font-size="9pt"/>
    </style:style>
    <style:style style:name="P10" style:family="paragraph">
      <loext:graphic-properties draw:fill="solid" draw:fill-color="#00a0fc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fo:font-size="9pt"/>
    </style:style>
    <style:style style:name="P15" style:family="paragraph">
      <loext:graphic-properties draw:fill="solid" draw:fill-color="#43c330"/>
      <style:paragraph-properties fo:text-align="center"/>
      <style:text-properties fo:color="#000000" loext:opacity="100%"/>
    </style:style>
    <style:style style:name="T1" style:family="text">
      <style:text-properties fo:color="#000000" loext:opacity="100%" fo:font-size="9pt"/>
    </style:style>
    <style:style style:name="T2" style:family="text">
      <style:text-properties fo:color="#ff0000" loext:opacity="100%" fo:font-size="9pt" fo:font-weight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39cm" svg:y="1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16" draw:text-style-name="P4" draw:layer="layout" svg:width="4.124cm" svg:height="0.569cm" svg:x="6.165cm" svg:y="5.081cm">
          <draw:text-box>
            <text:p><text:span text:style-name="T1">process_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8" draw:text-style-name="P6" draw:layer="layout" svg:width="1.27cm" svg:height="0.317cm" svg:x="20.069cm" svg:y="4.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1" draw:text-style-name="P9" draw:layer="layout" svg:width="2.858cm" svg:height="0.887cm" svg:x="14.449cm" svg:y="7.282cm">
          <draw:text-box>
            <text:p text:style-name="P8"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26" draw:text-style-name="P14" draw:layer="layout" svg:width="4.124cm" svg:height="0.569cm" svg:x="6.161cm" svg:y="5.12cm">
          <draw:text-box>
            <text:p text:style-name="P13"><text:span text:style-name="T1">process_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8" draw:text-style-name="P6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9" draw:layer="layout" svg:width="2.858cm" svg:height="0.887cm" svg:x="14.592cm" svg:y="7.282cm">
          <draw:text-box>
            <text:p text:style-name="P8"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28" draw:text-style-name="P14" draw:layer="layout" svg:width="4.124cm" svg:height="0.887cm" svg:x="6.143cm" svg:y="5.139cm">
          <draw:text-box>
            <text:p text:style-name="P13"><text:span text:style-name="T1">process_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5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14.56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5" draw:layer="layout" svg:width="1.27cm" svg:height="0.317cm" svg:x="4.81cm" svg:y="4.1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14.56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29" draw:text-style-name="P14" draw:layer="layout" svg:width="4.124cm" svg:height="0.887cm" svg:x="6.123cm" svg:y="5.12cm">
          <draw:text-box>
            <text:p text:style-name="P13"><text:span text:style-name="T1">process_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5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14.56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9" draw:text-style-name="P10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1cm" svg:y="1.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34cm" svg:height="0.569cm" svg:x="14.416cm" svg:y="6.678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14.21cm" svg:y="6.056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14.373cm" svg:y="5.434cm">
          <draw:text-box>
            <text:p><text:span text:style-name="T1">cmi_coroutine_yield</text:span></text:p>
          </draw:text-box>
        </draw:frame>
        <draw:frame draw:style-name="gr8" draw:text-style-name="P4" draw:layer="layout" svg:width="2.875cm" svg:height="0.569cm" svg:x="14.496cm" svg:y="4.813cm">
          <draw:text-box>
            <text:p><text:span text:style-name="T1">cmb_process_hold</text:span></text:p>
          </draw:text-box>
        </draw:fram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30" draw:text-style-name="P14" draw:layer="layout" svg:width="4.847cm" svg:height="0.569cm" svg:x="6.066cm" svg:y="5.12cm">
          <draw:text-box>
            <text:p text:style-name="P13"><text:span text:style-name="T1">process_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7" draw:text-style-name="P4" draw:layer="layout" svg:width="3.12cm" svg:height="0.569cm" svg:x="14.373cm" svg:y="5.435cm">
          <draw:text-box>
            <text:p><text:span text:style-name="T1">cmi_coroutine_yield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14.592cm" svg:y="7.282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8" draw:text-style-name="P6" draw:layer="layout" svg:width="1.27cm" svg:height="0.317cm" svg:x="12.525cm" svg:y="7.5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4cm" svg:y1="4.722cm" svg:x2="18.61cm" svg:y2="4.735cm">
          <text:p/>
        </draw:lin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13.214cm" svg:y1="5.339cm" svg:x2="18.61cm" svg:y2="5.352cm">
          <text:p/>
        </draw:line>
        <draw:line draw:style-name="gr22" draw:text-style-name="P11" draw:layer="layout" svg:x1="13.214cm" svg:y1="5.957cm" svg:x2="18.61cm" svg:y2="5.97cm">
          <text:p/>
        </draw:line>
        <draw:line draw:style-name="gr22" draw:text-style-name="P11" draw:layer="layout" svg:x1="13.214cm" svg:y1="6.574cm" svg:x2="18.61cm" svg:y2="6.587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7.649cm" svg:height="17.746cm" svg:x="1.042cm" svg:y="1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7cm" svg:height="9.842cm" svg:x="20.685cm" svg:y="3.4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97cm" svg:height="16.192cm" svg:x="5.445cm" svg:y="1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9.842cm" svg:x="13.216cm" svg:y="3.44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98cm" svg:height="0.569cm" svg:x="14.91cm" svg:y="4.191cm">
          <draw:text-box>
            <text:p><text:span text:style-name="T2">arrival_proc</text:span></text:p>
          </draw:text-box>
        </draw:frame>
        <draw:frame draw:style-name="gr10" draw:text-style-name="P4" draw:layer="layout" svg:width="3.868cm" svg:height="0.569cm" svg:x="13.999cm" svg:y="3.569cm">
          <draw:text-box>
            <text:p><text:span text:style-name="T1">cmi_coroutine_trampoline</text:span></text:p>
          </draw:text-box>
        </draw:frame>
        <draw:frame draw:style-name="gr5" draw:text-style-name="P4" draw:layer="layout" svg:width="3.034cm" svg:height="0.569cm" svg:x="21.885cm" svg:y="7.334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21.679cm" svg:y="6.712cm">
          <draw:text-box>
            <text:p><text:span text:style-name="T1">cmi_coroutine_transfer</text:span></text:p>
          </draw:text-box>
        </draw:frame>
        <draw:frame draw:style-name="gr7" draw:text-style-name="P4" draw:layer="layout" svg:width="3.12cm" svg:height="0.569cm" svg:x="21.842cm" svg:y="6.09cm">
          <draw:text-box>
            <text:p><text:span text:style-name="T1">cmi_coroutine_yield</text:span></text:p>
          </draw:text-box>
        </draw:frame>
        <draw:frame draw:style-name="gr24" draw:text-style-name="P4" draw:layer="layout" svg:width="3.26cm" svg:height="0.569cm" svg:x="21.772cm" svg:y="4.794cm">
          <draw:text-box>
            <text:p><text:span text:style-name="T1">cmb_objectqueue_get</text:span></text:p>
          </draw:text-box>
        </draw:frame>
        <draw:frame draw:style-name="gr11" draw:text-style-name="P5" draw:layer="layout" svg:width="2.21cm" svg:height="0.569cm" svg:x="22.339cm" svg:y="4.172cm">
          <draw:text-box>
            <text:p><text:span text:style-name="T2">service_proc</text:span></text:p>
          </draw:text-box>
        </draw:frame>
        <draw:frame draw:style-name="gr10" draw:text-style-name="P4" draw:layer="layout" svg:width="3.868cm" svg:height="0.569cm" svg:x="21.468cm" svg:y="3.55cm">
          <draw:text-box>
            <text:p><text:span text:style-name="T1">cmi_coroutine_trampoline</text:span></text:p>
          </draw:text-box>
        </draw:frame>
        <draw:frame draw:style-name="gr25" draw:text-style-name="P4" draw:layer="layout" svg:width="3.682cm" svg:height="0.569cm" svg:x="21.561cm" svg:y="5.455cm">
          <draw:text-box>
            <text:p><text:span text:style-name="T1">cmb_resourceguard_wait</text:span></text:p>
          </draw:text-box>
        </draw:frame>
        <draw:frame draw:style-name="gr12" draw:text-style-name="P5" draw:layer="layout" svg:width="1.19cm" svg:height="0.569cm" svg:x="7.575cm" svg:y="2.587cm">
          <draw:text-box>
            <text:p><text:span text:style-name="T2">main</text:span></text:p>
          </draw:text-box>
        </draw:frame>
        <draw:frame draw:style-name="gr13" draw:text-style-name="P5" draw:layer="layout" svg:width="1.74cm" svg:height="0.569cm" svg:x="7.337cm" svg:y="3.22cm">
          <draw:text-box>
            <text:p><text:span text:style-name="T2">run_trial</text:span></text:p>
          </draw:text-box>
        </draw:frame>
        <draw:frame draw:style-name="gr14" draw:text-style-name="P4" draw:layer="layout" svg:width="3.888cm" svg:height="0.569cm" svg:x="6.199cm" svg:y="3.853cm">
          <draw:text-box>
            <text:p><text:span text:style-name="T1">cmb_event_queue_execute</text:span></text:p>
          </draw:text-box>
        </draw:frame>
        <draw:frame draw:style-name="gr15" draw:text-style-name="P4" draw:layer="layout" svg:width="3.67cm" svg:height="0.569cm" svg:x="6.308cm" svg:y="4.486cm">
          <draw:text-box>
            <text:p><text:span text:style-name="T1">cmb_event_execute_next</text:span></text:p>
          </draw:text-box>
        </draw:frame>
        <draw:frame draw:style-name="gr31" draw:text-style-name="P14" draw:layer="layout" svg:width="4.866cm" svg:height="0.569cm" svg:x="6.047cm" svg:y="5.12cm">
          <draw:text-box>
            <text:p text:style-name="P13"><text:span text:style-name="T1">process_wakeup_event_time</text:span></text:p>
          </draw:text-box>
        </draw:frame>
        <draw:frame draw:style-name="gr17" draw:text-style-name="P4" draw:layer="layout" svg:width="3.405cm" svg:height="0.569cm" svg:x="6.441cm" svg:y="5.753cm">
          <draw:text-box>
            <text:p><text:span text:style-name="T1">cmi_coroutine_resume</text:span></text:p>
          </draw:text-box>
        </draw:frame>
        <draw:frame draw:style-name="gr5" draw:text-style-name="P4" draw:layer="layout" svg:width="3.034cm" svg:height="0.569cm" svg:x="6.626cm" svg:y="7.019cm">
          <draw:text-box>
            <text:p><text:span text:style-name="T1">cmi_context_switch</text:span></text:p>
          </draw:text-box>
        </draw:frame>
        <draw:frame draw:style-name="gr6" draw:text-style-name="P4" draw:layer="layout" svg:width="3.447cm" svg:height="0.569cm" svg:x="6.42cm" svg:y="6.386cm">
          <draw:text-box>
            <text:p><text:span text:style-name="T1">cmi_coroutine_transfer</text:span></text:p>
          </draw:text-box>
        </draw:frame>
        <draw:custom-shape draw:style-name="gr19" draw:text-style-name="P10" draw:layer="layout" svg:width="1.27cm" svg:height="0.317cm" svg:x="20.069cm" svg:y="8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9" draw:text-style-name="P7" draw:layer="layout" svg:width="1.27cm" svg:height="0.317cm" svg:x="4.81cm" svg:y="7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0" draw:text-style-name="P4" draw:layer="layout" svg:width="2.858cm" svg:height="0.887cm" svg:x="6.714cm" svg:y="7.667cm">
          <draw:text-box>
            <text:p><text:span text:style-name="T1">[stored registers]</text:span></text:p>
          </draw:text-box>
        </draw:frame>
        <draw:frame draw:style-name="gr20" draw:text-style-name="P4" draw:layer="layout" svg:width="2.858cm" svg:height="0.887cm" svg:x="21.973cm" svg:y="7.917cm">
          <draw:text-box>
            <text:p><text:span text:style-name="T1">[stored registers]</text:span></text:p>
          </draw:text-box>
        </draw:frame>
        <draw:custom-shape draw:style-name="gr18" draw:text-style-name="P6" draw:layer="layout" svg:width="1.27cm" svg:height="0.317cm" svg:x="12.525cm" svg:y="4.5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22" draw:text-style-name="P11" draw:layer="layout" svg:x1="5.443cm" svg:y1="2.496cm" svg:x2="10.843cm" svg:y2="2.496cm">
          <text:p/>
        </draw:line>
        <draw:line draw:style-name="gr22" draw:text-style-name="P11" draw:layer="layout" svg:x1="5.443cm" svg:y1="3.13cm" svg:x2="10.843cm" svg:y2="3.13cm">
          <text:p/>
        </draw:line>
        <draw:line draw:style-name="gr22" draw:text-style-name="P11" draw:layer="layout" svg:x1="5.443cm" svg:y1="3.765cm" svg:x2="10.843cm" svg:y2="3.765cm">
          <text:p/>
        </draw:line>
        <draw:line draw:style-name="gr22" draw:text-style-name="P11" draw:layer="layout" svg:x1="5.443cm" svg:y1="4.399cm" svg:x2="10.843cm" svg:y2="4.399cm">
          <text:p/>
        </draw:line>
        <draw:line draw:style-name="gr22" draw:text-style-name="P11" draw:layer="layout" svg:x1="5.443cm" svg:y1="5.034cm" svg:x2="10.843cm" svg:y2="5.034cm">
          <text:p/>
        </draw:line>
        <draw:line draw:style-name="gr22" draw:text-style-name="P11" draw:layer="layout" svg:x1="5.443cm" svg:y1="5.668cm" svg:x2="10.843cm" svg:y2="5.668cm">
          <text:p/>
        </draw:line>
        <draw:line draw:style-name="gr22" draw:text-style-name="P11" draw:layer="layout" svg:x1="5.443cm" svg:y1="6.302cm" svg:x2="10.843cm" svg:y2="6.302cm">
          <text:p/>
        </draw:line>
        <draw:line draw:style-name="gr22" draw:text-style-name="P11" draw:layer="layout" svg:x1="5.443cm" svg:y1="6.937cm" svg:x2="10.843cm" svg:y2="6.937cm">
          <text:p/>
        </draw:line>
        <draw:frame draw:style-name="gr23" draw:text-style-name="P12" draw:layer="layout" svg:width="2.268cm" svg:height="0.674cm" svg:x="7.087cm" svg:y="1.637cm">
          <draw:text-box>
            <text:p text:style-name="P8"><text:span text:style-name="T3">...</text:span></text:p>
          </draw:text-box>
        </draw:frame>
        <draw:line draw:style-name="gr22" draw:text-style-name="P11" draw:layer="layout" svg:x1="13.216cm" svg:y1="4.105cm" svg:x2="18.612cm" svg:y2="4.118cm">
          <text:p/>
        </draw:line>
        <draw:line draw:style-name="gr22" draw:text-style-name="P11" draw:layer="layout" svg:x1="20.691cm" svg:y1="4.101cm" svg:x2="26.088cm" svg:y2="4.101cm">
          <text:p/>
        </draw:line>
        <draw:line draw:style-name="gr22" draw:text-style-name="P11" draw:layer="layout" svg:x1="20.691cm" svg:y1="4.731cm" svg:x2="26.088cm" svg:y2="4.731cm">
          <text:p/>
        </draw:line>
        <draw:line draw:style-name="gr22" draw:text-style-name="P11" draw:layer="layout" svg:x1="20.691cm" svg:y1="5.361cm" svg:x2="26.088cm" svg:y2="5.361cm">
          <text:p/>
        </draw:line>
        <draw:line draw:style-name="gr22" draw:text-style-name="P11" draw:layer="layout" svg:x1="20.691cm" svg:y1="5.992cm" svg:x2="26.088cm" svg:y2="5.992cm">
          <text:p/>
        </draw:line>
        <draw:line draw:style-name="gr22" draw:text-style-name="P11" draw:layer="layout" svg:x1="20.691cm" svg:y1="6.622cm" svg:x2="26.088cm" svg:y2="6.622cm">
          <text:p/>
        </draw:line>
        <draw:line draw:style-name="gr22" draw:text-style-name="P11" draw:layer="layout" svg:x1="20.691cm" svg:y1="7.252cm" svg:x2="26.088cm" svg:y2="7.2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7T10:56:10.646039027</meta:creation-date>
    <dc:date>2026-01-30T17:57:04.166752484</dc:date>
    <meta:editing-duration>PT19M35S</meta:editing-duration>
    <meta:editing-cycles>5</meta:editing-cycles>
    <meta:generator>LibreOffice/25.8.4.2$Linux_X86_64 LibreOffice_project/580$Build-2</meta:generator>
    <meta:document-statistic meta:object-count="332"/>
  </office:meta>
</office:document-meta>
</file>